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fo:color="#000000" loext:opacity="100%" style:font-name="Ubuntu" fo:font-style="normal" fo:background-color="transparent" style:font-style-asian="normal" style:font-style-complex="normal"/>
    </style:style>
    <style:style style:name="P2" style:family="paragraph" style:parent-style-name="Heading_20_2">
      <style:paragraph-properties fo:line-height="150%" fo:text-align="center" style:justify-single-word="false"/>
      <style:text-properties fo:color="#000000" loext:opacity="100%" style:font-name="Ubuntu" fo:font-style="normal" fo:background-color="transparent" style:font-style-asian="normal" style:font-style-complex="normal"/>
    </style:style>
    <style:style style:name="P3" style:family="paragraph" style:parent-style-name="Standard">
      <style:paragraph-properties fo:line-height="150%"/>
      <style:text-properties fo:color="#000000" loext:opacity="100%" style:font-name="Ubuntu" fo:font-size="14pt" officeooo:rsid="00148a88" officeooo:paragraph-rsid="00148a88" style:font-size-asian="14pt" style:font-size-complex="14pt"/>
    </style:style>
    <style:style style:name="P4" style:family="paragraph" style:parent-style-name="Standard">
      <style:paragraph-properties fo:line-height="150%"/>
      <style:text-properties fo:color="#000000" loext:opacity="100%" style:font-name="Ubuntu" fo:font-size="14pt" fo:font-style="normal" officeooo:rsid="00148a88" officeooo:paragraph-rsid="00148a88" fo:background-color="transparent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fo:font-style="normal" officeooo:rsid="001526af" officeooo:paragraph-rsid="00154b14" fo:background-color="transparent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fo:font-style="normal" officeooo:rsid="00154b14" officeooo:paragraph-rsid="0017095c" fo:background-color="transparent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fo:font-style="normal" officeooo:rsid="0017095c" officeooo:paragraph-rsid="0017095c" fo:background-color="transparent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fo:font-style="normal" officeooo:rsid="0017095c" officeooo:paragraph-rsid="0018755c" fo:background-color="transparent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fo:font-style="normal" officeooo:rsid="0018755c" officeooo:paragraph-rsid="0018755c" fo:background-color="transparent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fo:font-style="normal" officeooo:rsid="0019629e" officeooo:paragraph-rsid="0019629e" fo:background-color="transparent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fo:font-style="normal" officeooo:paragraph-rsid="0018755c" fo:background-color="transparent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line-height="150%"/>
      <style:text-properties fo:font-variant="normal" fo:text-transform="none" fo:color="#292929" loext:opacity="100%" style:font-name="source-serif-pro" fo:font-size="13.6999998092651pt" fo:letter-spacing="normal" fo:font-style="normal" fo:font-weight="normal" officeooo:rsid="001c9ef6" officeooo:paragraph-rsid="001c9ef6" style:font-size-asian="14pt" style:font-size-complex="14pt"/>
    </style:style>
    <style:style style:name="P1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48a88" officeooo:paragraph-rsid="00148a88" fo:background-color="transparent" style:font-size-asian="14pt" style:font-style-asian="normal" style:font-size-complex="14pt" style:font-style-complex="normal"/>
    </style:style>
    <style:style style:name="P14" style:family="paragraph" style:parent-style-name="Text_20_body">
      <style:paragraph-properties fo:line-height="150%"/>
      <style:text-properties fo:font-size="14pt" fo:font-style="normal" officeooo:paragraph-rsid="001df0db" style:font-size-asian="14pt" style:font-style-asian="normal" style:font-size-complex="14pt" style:font-style-complex="normal"/>
    </style:style>
    <style:style style:name="P15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24d5b4"/>
    </style:style>
    <style:style style:name="P1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loext:opacity="100%" style:font-name="Ubuntu" fo:font-size="14pt" fo:font-style="normal" officeooo:paragraph-rsid="002026af" fo:background-color="transparent" style:font-size-asian="14pt" style:font-style-asian="normal" style:font-size-complex="14pt" style:font-style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Ubuntu" fo:font-size="14pt" fo:font-style="normal" fo:font-weight="normal" officeooo:paragraph-rsid="0024d5b4" fo:background-color="transparent" style:font-size-asian="14pt" style:font-style-asian="normal" style:font-size-complex="14pt" style:font-style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1e7a3a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2026af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214a8c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22e655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24d5b4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color="#000000" loext:opacity="100%" style:font-name="Ubuntu" fo:font-size="14pt" fo:font-style="normal" officeooo:paragraph-rsid="001e7a3a" fo:background-color="transparent" style:font-size-asian="14pt" style:font-style-asian="normal" style:font-size-complex="14pt" style:font-style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color="#000000" loext:opacity="100%" style:font-name="Ubuntu" fo:font-size="14pt" fo:font-style="normal" officeooo:paragraph-rsid="0024d5b4" fo:background-color="transparent" style:font-size-asian="14pt" style:font-style-asian="normal" style:font-size-complex="14pt" style:font-style-complex="normal"/>
    </style:style>
    <style:style style:name="P26" style:family="paragraph" style:parent-style-name="Text_20_body">
      <style:paragraph-properties fo:margin-top="0cm" fo:margin-bottom="0cm" style:contextual-spacing="false" fo:line-height="150%"/>
      <style:text-properties officeooo:paragraph-rsid="001df0db"/>
    </style:style>
    <style:style style:name="P27" style:family="paragraph" style:parent-style-name="Text_20_body">
      <style:paragraph-properties fo:margin-left="0.725cm" fo:margin-right="0cm" fo:margin-top="0cm" fo:margin-bottom="0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1d6eae" officeooo:paragraph-rsid="001d6eae" fo:background-color="transparent" style:font-size-asian="14pt" style:font-style-asian="normal" style:font-size-complex="14pt" style:font-style-complex="normal"/>
    </style:style>
    <style:style style:name="P28" style:family="paragraph" style:parent-style-name="Text_20_body">
      <style:paragraph-properties fo:margin-left="0.725cm" fo:margin-right="0cm" fo:margin-top="0cm" fo:margin-bottom="0cm" style:contextual-spacing="false" fo:line-height="150%" fo:orphans="2" fo:widows="2" fo:text-indent="0cm" style:auto-text-indent="false" fo:padding="0cm" fo:border="none"/>
      <style:text-properties fo:font-size="14pt" officeooo:rsid="001d6eae" officeooo:paragraph-rsid="001d6eae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officeooo:paragraph-rsid="001e7a3a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officeooo:paragraph-rsid="0024d5b4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1d6eae" officeooo:paragraph-rsid="001e7a3a" fo:background-color="transparent" style:font-size-asian="14pt" style:font-style-asian="normal" style:font-size-complex="14pt" style:font-style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rsid="001d6eae" officeooo:paragraph-rsid="001d6eae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font-style="normal" fo:font-weight="normal" officeooo:rsid="001d6eae" officeooo:paragraph-rsid="001d6eae" fo:background-color="transparent" style:font-size-asian="14pt" style:font-style-asian="normal" style:font-size-complex="14pt" style:font-style-complex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font-style="normal" fo:font-weight="normal" officeooo:rsid="001d6eae" officeooo:paragraph-rsid="0024d5b4" fo:background-color="transparent" style:font-size-asian="14pt" style:font-style-asian="normal" style:font-size-complex="14pt" style:font-style-complex="normal"/>
    </style:style>
    <style:style style:name="T1" style:family="text">
      <style:text-properties fo:color="#000000" loext:opacity="100%" style:font-name="Ubuntu" fo:font-size="14pt" fo:background-color="transparent" loext:char-shading-value="0" style:font-style-asian="normal" style:font-style-complex="normal"/>
    </style:style>
    <style:style style:name="T2" style:family="text">
      <style:text-properties fo:color="#000000" loext:opacity="100%" style:font-name="Ubuntu" fo:font-size="14pt" fo:font-weight="normal" fo:background-color="transparent" loext:char-shading-value="0" style:font-style-asian="normal" style:font-style-complex="normal"/>
    </style:style>
    <style:style style:name="T3" style:family="text">
      <style:text-properties officeooo:rsid="00154b14"/>
    </style:style>
    <style:style style:name="T4" style:family="text">
      <style:text-properties officeooo:rsid="0017095c"/>
    </style:style>
    <style:style style:name="T5" style:family="text">
      <style:text-properties officeooo:rsid="00185e0d"/>
    </style:style>
    <style:style style:name="T6" style:family="text">
      <style:text-properties officeooo:rsid="0018755c"/>
    </style:style>
    <style:style style:name="T7" style:family="text">
      <style:text-properties officeooo:rsid="0019629e"/>
    </style:style>
    <style:style style:name="T8" style:family="text">
      <style:text-properties officeooo:rsid="0019b1a3"/>
    </style:style>
    <style:style style:name="T9" style:family="text">
      <style:text-properties fo:font-variant="normal" fo:text-transform="none" style:font-name="Ubuntu" fo:letter-spacing="normal" fo:font-style="normal" fo:font-weight="normal" fo:background-color="transparent" loext:char-shading-value="0" style:font-style-asian="normal" style:font-style-complex="normal"/>
    </style:style>
    <style:style style:name="T10" style:family="text">
      <style:text-properties fo:font-variant="normal" fo:text-transform="none" style:font-name="Ubuntu" fo:letter-spacing="normal" fo:font-style="normal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 style:font-style-asian="normal" style:font-style-complex="normal"/>
    </style:style>
    <style:style style:name="T12" style:family="text">
      <style:text-properties fo:font-variant="normal" fo:text-transform="none" fo:color="#000000" loext:opacity="100%" style:font-name="Ubuntu" fo:font-size="14pt" fo:letter-spacing="normal" fo:font-style="normal" fo:font-weight="bold" fo:background-color="transparent" loext:char-shading-value="0" style:font-size-asian="14pt" style:font-style-asian="normal" style:font-size-complex="14pt" style:font-style-complex="normal"/>
    </style:style>
    <style:style style:name="T13" style:family="text">
      <style:text-properties fo:font-variant="normal" fo:text-transform="none" fo:color="#000000" loext:opacity="100%" style:font-name="Ubuntu" fo:font-size="14pt" fo:letter-spacing="normal" fo:font-style="normal" fo:font-weight="bold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14" style:family="text">
      <style:text-properties fo:font-variant="normal" fo:text-transform="none" fo:color="#000000" loext:opacity="100%" style:font-name="Ubuntu" fo:font-size="14pt" fo:letter-spacing="normal" fo:font-style="normal" fo:font-weight="bold" officeooo:rsid="001df0db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loext:opacity="100%" style:font-name="Ubuntu" fo:font-size="14pt" fo:letter-spacing="normal" fo:font-style="normal" fo:font-weight="bold" officeooo:rsid="001d6ea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loext:opacity="100%" style:font-name="Ubuntu" fo:font-size="14pt" fo:letter-spacing="normal" fo:font-style="normal" fo:font-weight="bold" officeooo:rsid="001d6eae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19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df0db" fo:background-color="transparent" loext:char-shading-value="0" style:font-size-asian="14pt" style:font-style-asian="normal" style:font-size-complex="14pt" style:font-style-complex="normal"/>
    </style:style>
    <style:style style:name="T20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d6eae" fo:background-color="transparent" loext:char-shading-value="0" style:font-size-asian="14pt" style:font-style-asian="normal" style:font-size-complex="14pt" style:font-style-complex="normal"/>
    </style:style>
    <style:style style:name="T2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e7a3a" fo:background-color="transparent" loext:char-shading-value="0" style:font-size-asian="14pt" style:font-style-asian="normal" style:font-size-complex="14pt" style:font-style-complex="normal"/>
    </style:style>
    <style:style style:name="T2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026af" fo:background-color="transparent" loext:char-shading-value="0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color="#000000" loext:opacity="100%" style:font-name="Ubuntu" fo:font-size="14pt" fo:letter-spacing="normal" fo:font-style="normal" fo:background-color="transparent" loext:char-shading-value="0" style:font-size-asian="14pt" style:font-style-asian="normal" style:font-size-complex="14pt" style:font-style-complex="normal"/>
    </style:style>
    <style:style style:name="T24" style:family="text">
      <style:text-properties fo:font-variant="normal" fo:text-transform="none" fo:color="#000000" loext:opacity="100%" style:font-name="Ubuntu" fo:font-size="14pt" fo:font-style="normal" fo:font-weight="normal" fo:background-color="transparent" loext:char-shading-value="0" style:font-size-asian="14pt" style:font-style-asian="normal" style:font-size-complex="14pt" style:font-style-complex="normal"/>
    </style:style>
    <style:style style:name="T25" style:family="text">
      <style:text-properties fo:font-variant="normal" fo:text-transform="none" fo:color="#000000" loext:opacity="100%" style:font-name="Ubuntu" fo:font-size="14pt" fo:font-style="normal" fo:font-weight="normal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26" style:family="text">
      <style:text-properties fo:font-variant="normal" fo:text-transform="none" fo:color="#000000" loext:opacity="100%" style:font-name="Ubuntu" fo:font-weight="normal" officeooo:rsid="00148a88" fo:background-color="transparent" loext:char-shading-value="0"/>
    </style:style>
    <style:style style:name="T27" style:family="text">
      <style:text-properties fo:font-variant="normal" fo:text-transform="none" fo:letter-spacing="normal" fo:font-weight="normal"/>
    </style:style>
    <style:style style:name="T28" style:family="text">
      <style:text-properties fo:font-variant="normal" fo:text-transform="none" fo:letter-spacing="normal" fo:font-weight="normal" officeooo:rsid="001d6eae"/>
    </style:style>
    <style:style style:name="T29" style:family="text">
      <style:text-properties fo:font-variant="normal" fo:text-transform="none" fo:letter-spacing="normal" fo:font-weight="bold" officeooo:rsid="001d6eae" style:font-weight-asian="bold" style:font-weight-complex="bold"/>
    </style:style>
    <style:style style:name="T30" style:family="text">
      <style:text-properties fo:font-variant="normal" fo:text-transform="none" fo:font-weight="normal"/>
    </style:style>
    <style:style style:name="T31" style:family="text">
      <style:text-properties fo:letter-spacing="normal"/>
    </style:style>
    <style:style style:name="T32" style:family="text">
      <style:text-properties fo:letter-spacing="normal" officeooo:rsid="001e7a3a"/>
    </style:style>
    <style:style style:name="T33" style:family="text">
      <style:text-properties fo:letter-spacing="normal" fo:font-weight="bold" style:font-weight-asian="bold" style:font-weight-complex="bold"/>
    </style:style>
    <style:style style:name="T34" style:family="text">
      <style:text-properties fo:letter-spacing="normal" fo:font-weight="bold" officeooo:rsid="001e7a3a" style:font-weight-asian="bold" style:font-weight-complex="bold"/>
    </style:style>
    <style:style style:name="T35" style:family="text">
      <style:text-properties fo:letter-spacing="normal" fo:font-weight="bold" officeooo:rsid="001d6eae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essibilidade 03</text:h>
      <text:p text:style-name="P3"><text:span text:style-name="T9">Existem boas práticas de design para tornar uma página mais acessível, que envolvem tamanho de fontes, alinhamento e espaçamento do texto, regras de contraste, fácil identificação de links, entre outros componentes do layout. No entanto, grande parte da</text:span><text:span text:style-name="Strong_20_Emphasis"><text:span text:style-name="T10"> </text:span></text:span><text:span text:style-name="Strong_20_Emphasis"><text:span text:style-name="T9">acessibilidade depende da utilização correta de elementos HTML e seus valores semânticos</text:span></text:span><text:span text:style-name="T9">.</text:span></text:p>
      <text:p text:style-name="P4"><text:span text:style-name="T27"/></text:p>
      <text:p text:style-name="P13">O uso adequado das marcações facilita o desenvolvimento e manutenção do site, melhora a adaptação ao responsivo e contribui para SEO (otimização para mecanismos de busca). Além, é claro, de tornar a página mais acessível, pois elementos semânticos trazem informações adicionais a leitores de tela e outras ferramentas, facilitando a navegação no site.</text:p>
      <text:h text:style-name="P2" text:outline-level="2">O que é WAI-ARIA</text:h>
      <text:p text:style-name="P12"><text:span text:style-name="T1">Em algumas situações, é difícil criar controles de acessibilidade para elementos não semânticos do HTML ou elementos dinâmicos de JavaScript. Por esse motivo, foi desenvolvida a WAI-ARIA, uma especificação escrita pelo W3C, que </text:span><text:span text:style-name="Strong_20_Emphasis"><text:span text:style-name="T2">define um conjunto de atributos HTML para acessibilidade</text:span></text:span><text:span text:style-name="T1">. Esses atributos podem ser reconhecidos por navegadores e tecnologias assistivas, conferindo semântica adicional ao elemento.</text:span></text:p>
      <text:p text:style-name="P4"/>
      <text:p text:style-name="P14"><text:bookmark text:name="ea51"/><text:span text:style-name="T26">A especificação possui três recursos principais:</text:span></text:p>
      <text:p text:style-name="P26"><text:bookmark text:name="d518"/><text:span text:style-name="Strong_20_Emphasis"><text:span text:style-name="T12"><text:s text:c="5"/>Atributos </text:span></text:span><text:span text:style-name="Source_20_Text"><text:span text:style-name="Strong_20_Emphasis"><text:span text:style-name="T13">role -</text:span></text:span></text:span><text:span text:style-name="T17"> </text:span><text:span text:style-name="T19">D</text:span><text:span text:style-name="T17">efinem o que um elemento é ou faz. São atribuídos aos </text:span><text:span text:style-name="Strong_20_Emphasis"><text:span text:style-name="T12"><text:s text:c="5"/></text:span></text:span></text:p>
      <text:p text:style-name="P26"><text:span text:style-name="Strong_20_Emphasis"><text:span text:style-name="T12"><text:s text:c="5"/></text:span></text:span><text:span text:style-name="Emphasis"><text:span text:style-name="T17">landmarks</text:span></text:span><text:span text:style-name="T17">, que serão explicados adiante.</text:span></text:p>
      <text:p text:style-name="P26"><text:span text:style-name="T17"/></text:p>
      <text:p text:style-name="P26"><text:bookmark text:name="c165"/><text:span text:style-name="Strong_20_Emphasis"><text:span text:style-name="T12"><text:s text:c="5"/>Propriedades -</text:span></text:span><text:span text:style-name="T17"> </text:span><text:span text:style-name="T19">C</text:span><text:span text:style-name="T17">onferem semântica adicional. A propriedade </text:span><text:span text:style-name="Source_20_Text"><text:span text:style-name="T18">aria-</text:span></text:span></text:p>
      <text:p text:style-name="P26"><text:span text:style-name="Strong_20_Emphasis"><text:span text:style-name="T13"><text:s text:c="5"/></text:span></text:span><text:span text:style-name="Source_20_Text"><text:span text:style-name="T18">required="true"</text:span></text:span><text:span text:style-name="T17">, por exemplo, especifica que um campo deve estar </text:span><text:span text:style-name="Strong_20_Emphasis"><text:span text:style-name="T12"><text:s text:c="5"/></text:span></text:span></text:p>
      <text:p text:style-name="P26"><text:span text:style-name="Strong_20_Emphasis"><text:span text:style-name="T12"><text:s text:c="5"/></text:span></text:span><text:span text:style-name="T17">preenchido para validar um formulário.</text:span></text:p>
      <text:p text:style-name="P26"><text:span text:style-name="T17"/></text:p>
      <text:p text:style-name="P26"><text:bookmark text:name="0bb0"/><text:soft-page-break/><text:span text:style-name="Strong_20_Emphasis"><text:span text:style-name="T12"><text:s text:c="5"/>Estados -</text:span></text:span><text:span text:style-name="T17"> </text:span><text:span text:style-name="T19">P</text:span><text:span text:style-name="T17">ropriedades especiais que definem condições atuais dos </text:span></text:p>
      <text:p text:style-name="P26"><text:span text:style-name="Strong_20_Emphasis"><text:span text:style-name="T12"><text:s text:c="5"/></text:span></text:span><text:span text:style-name="T17">elementos, como </text:span><text:span text:style-name="Source_20_Text"><text:span text:style-name="T18">aria-disabled="true"</text:span></text:span><text:span text:style-name="T17">, que especifica para um leitor de </text:span></text:p>
      <text:p text:style-name="P26"><text:span text:style-name="Strong_20_Emphasis"><text:span text:style-name="T12"><text:s text:c="5"/></text:span></text:span><text:span text:style-name="T17">telas que o campo de um formulário está inativo naquele momento. </text:span></text:p>
      <text:p text:style-name="P26"><text:span text:style-name="Strong_20_Emphasis"><text:span text:style-name="T14"><text:s text:c="5"/></text:span></text:span><text:span text:style-name="T17">Estados diferem de propriedades porque podem variar conforme o ciclo </text:span></text:p>
      <text:p text:style-name="P26"><text:span text:style-name="Strong_20_Emphasis"><text:span text:style-name="T12"><text:s text:c="5"/></text:span></text:span><text:span text:style-name="T17">de vida de uma aplicação.</text:span></text:p>
      <text:h text:style-name="P2" text:outline-level="2">Como trazer acessibilidade para o HTML</text:h>
      <text:p text:style-name="P32"><text:span text:style-name="T17">Devemos pensar em acessibilidade durante todo o desenvolvimento de um site. Pode ser que você não tenha controle absoluto sobre códigos desenvolvidos em algum </text:span><text:span text:style-name="Emphasis"><text:span text:style-name="T17">framework</text:span></text:span><text:span text:style-name="T17">. Mas qualquer melhoria que consiga fazer contribui para uma internet mais acessível.</text:span></text:p>
      <text:p text:style-name="P28"><text:span text:style-name="T11"/></text:p>
      <text:p text:style-name="P31"><text:span text:style-name="T27">Dicas:</text:span></text:p>
      <text:p text:style-name="P30"><text:span text:style-name="T15"><text:s text:c="5"/>Definir a linguagem do seu documento -</text:span><text:span text:style-name="T20"> </text:span><text:span text:style-name="T24">Logo no início do HTML, defina </text:span></text:p>
      <text:p text:style-name="P30"><text:span text:style-name="T15"><text:s text:c="5"/></text:span><text:span text:style-name="T24">a linguagem que você está usando (</text:span><text:span text:style-name="Source_20_Text"><text:span text:style-name="T25">&lt;html lang="pt-br"&gt;</text:span></text:span><text:span text:style-name="T24">). Além de ser </text:span></text:p>
      <text:p text:style-name="P30"><text:span text:style-name="T15"><text:s text:c="5"/></text:span><text:span text:style-name="T24">bom para SEO e ferramentas de tradução, a definição do idioma no </text:span></text:p>
      <text:p text:style-name="P30"><text:span text:style-name="T15"><text:s text:c="5"/></text:span><text:span text:style-name="T24">documento ajuda tecnologias assistivas a definirem o perfil de voz e </text:span></text:p>
      <text:p text:style-name="P30"><text:span text:style-name="T15"><text:s text:c="5"/></text:span><text:span text:style-name="T24">conjunto de caracteres.</text:span></text:p>
      <text:p text:style-name="P29"><text:span text:style-name="T24"/></text:p>
      <text:p text:style-name="P23"><text:bookmark text:name="ee69"/><text:span text:style-name="T15"><text:s text:c="5"/></text:span><text:span text:style-name="T24">É possível ainda alterar a linguagem em elementos específicos, quando </text:span><text:span text:style-name="T15"><text:s text:c="5"/></text:span></text:p>
      <text:p text:style-name="P23"><text:span text:style-name="T15"><text:s text:c="5"/></text:span><text:span text:style-name="T24">necessário, utilizando o atributo </text:span><text:span text:style-name="Source_20_Text"><text:span text:style-name="T25">lang</text:span></text:span><text:span text:style-name="T24">.</text:span></text:p>
      <text:p text:style-name="P27"><text:span text:style-name="T27"/></text:p>
      <text:p text:style-name="P34"><text:bookmark text:name="da33"/><text:span text:style-name="T33"><text:s text:c="5"/></text:span><text:span text:style-name="T34">Extrutura textual semântica -</text:span><text:span text:style-name="T32"> </text:span><text:span text:style-name="T31">Utilize tags adequadas para títulos, </text:span></text:p>
      <text:p text:style-name="P34"><text:span text:style-name="T33"><text:s text:c="5"/></text:span><text:span text:style-name="T31">subtítulos, parágrafos e listas no seu conteúdo textual. O leitor de telas </text:span></text:p>
      <text:p text:style-name="P34"><text:span text:style-name="T33"><text:s text:c="5"/></text:span><text:span text:style-name="T31">vai identificar cada elemento para o usuário, permitindo ainda navegar de </text:span></text:p>
      <text:p text:style-name="P34"><text:span text:style-name="T33"><text:s text:c="5"/></text:span><text:span text:style-name="T31">título em título (o que é bastante útil para portais de notícias, por </text:span></text:p>
      <text:p text:style-name="P34"><text:span text:style-name="T33"><text:s text:c="5"/></text:span><text:span text:style-name="T31">exemplo).</text:span></text:p>
      <text:p text:style-name="P33"><text:span text:style-name="T31"/></text:p>
      <text:p text:style-name="P23"><text:bookmark text:name="8002"/><text:span text:style-name="T15"><text:s text:c="5"/></text:span><text:span text:style-name="T24">Evite pular níveis de títulos (</text:span><text:span text:style-name="Source_20_Text"><text:span text:style-name="T25">&lt;h1&gt; </text:span></text:span><text:span text:style-name="T24">a </text:span><text:span text:style-name="Source_20_Text"><text:span text:style-name="T25">&lt;h6&gt;</text:span></text:span><text:span text:style-name="T24">), para que o leitor de telas possa </text:span><text:span text:style-name="T15"><text:s text:c="10"/></text:span></text:p>
      <text:p text:style-name="P23"><text:span text:style-name="T15"><text:s text:c="5"/></text:span><text:span text:style-name="T24">navegar de maneira hierárquica entre os cabeçalhos. Ou seja, se o usuário </text:span></text:p>
      <text:p text:style-name="P23"><text:soft-page-break/><text:span text:style-name="T15"><text:s text:c="5"/></text:span><text:span text:style-name="T24">está navegando entre títulos </text:span><text:span text:style-name="Source_20_Text"><text:span text:style-name="T25">&lt;h1&gt;</text:span></text:span><text:span text:style-name="T24">, a qualquer momento ele poderá </text:span></text:p>
      <text:p text:style-name="P23"><text:span text:style-name="T15"><text:s text:c="5"/></text:span><text:span text:style-name="T24">varrer os cabeçalhos </text:span><text:span text:style-name="Source_20_Text"><text:span text:style-name="T25">&lt;h2&gt; </text:span></text:span><text:span text:style-name="T24">filhos de um </text:span><text:span text:style-name="Source_20_Text"><text:span text:style-name="T25">&lt;h1&gt;</text:span></text:span><text:span text:style-name="T24">.</text:span></text:p>
      <text:p text:style-name="P15"><text:span text:style-name="T24"/></text:p>
      <text:p text:style-name="P17"><text:bookmark text:name="f1c1"/><text:span text:style-name="T35"><text:s text:c="5"/></text:span>Outras dicas para texto:</text:p>
      <text:p text:style-name="P17"><text:span text:style-name="T35"><text:s text:c="10"/></text:span><text:span text:style-name="T31">- Não utilize hífen na estrutura da frase, se for possível evitar (por</text:span></text:p>
      <text:p text:style-name="P17"><text:span text:style-name="T35"><text:s text:c="12"/></text:span><text:span text:style-name="T31">exemplo, escreva “2 a 4” no lugar de “2–4”).</text:span></text:p>
      <text:p text:style-name="P17"><text:span text:style-name="T35"><text:s text:c="10"/></text:span><text:span text:style-name="T31">- Expanda abreviações sempre que possível (“janeiro” no lugar de</text:span></text:p>
      <text:p text:style-name="P25"><text:span text:style-name="T29"><text:s text:c="12"/></text:span><text:span text:style-name="T27">“jan”).</text:span></text:p>
      <text:p text:style-name="P25"><text:span text:style-name="T29"><text:s text:c="10"/></text:span><text:span text:style-name="T27">- Expanda acrônimos pelo menos uma vez no texto (“interface de</text:span></text:p>
      <text:p text:style-name="P25"><text:span text:style-name="T29"><text:s text:c="12"/></text:span><text:span text:style-name="T27">programação de aplicações” quando mencionar “API” pela primeira </text:span><text:span text:style-name="T29"><text:s text:c="5"/></text:span></text:p>
      <text:p text:style-name="P25"><text:span text:style-name="T29"><text:s text:c="12"/></text:span><text:span text:style-name="T27">vez).</text:span></text:p>
      <text:p text:style-name="P24"><text:span text:style-name="T28"/></text:p>
      <text:p text:style-name="P23"><text:span text:style-name="T15"><text:s text:c="5"/>Landmarks -</text:span><text:span text:style-name="T20"> </text:span><text:span text:style-name="T21">S</text:span><text:span text:style-name="T24">ão pontos de referência utilizados por leitores de tela para </text:span></text:p>
      <text:p text:style-name="P23"><text:span text:style-name="T15"><text:s text:c="5"/></text:span><text:span text:style-name="T24">saltos no conteúdo. Devem ser usados para marcar blocos importantes, </text:span></text:p>
      <text:p text:style-name="P23"><text:span text:style-name="T15"><text:s text:c="5"/></text:span><text:span text:style-name="T24">como menu de navegação, conteúdo principal, campos de busca, entre </text:span></text:p>
      <text:p text:style-name="P23"><text:span text:style-name="T15"><text:s text:c="5"/></text:span><text:span text:style-name="T24">outros, permitindo que o usuário chegue diretamente a esses elementos.</text:span></text:p>
      <text:p text:style-name="P19"><text:span text:style-name="T24"/></text:p>
      <text:p text:style-name="P23"><text:bookmark text:name="e719"/><text:span text:style-name="T15"><text:s text:c="5"/></text:span><text:span text:style-name="T24">Para criar </text:span><text:span text:style-name="Emphasis"><text:span text:style-name="T24">landmarks</text:span></text:span><text:span text:style-name="T24">, devemos incluir o atributo </text:span><text:span text:style-name="Source_20_Text"><text:span text:style-name="T25">role </text:span></text:span><text:span text:style-name="T24">no elemento, </text:span></text:p>
      <text:p text:style-name="P23"><text:span text:style-name="T15"><text:s text:c="5"/></text:span><text:span text:style-name="T24">identificando seu valor semântico (como </text:span><text:span text:style-name="Source_20_Text"><text:span text:style-name="T25">search</text:span></text:span><text:span text:style-name="T24">, </text:span><text:span text:style-name="Source_20_Text"><text:span text:style-name="T25">form</text:span></text:span><text:span text:style-name="T24">, </text:span><text:span text:style-name="Source_20_Text"><text:span text:style-name="T25">navigation</text:span></text:span><text:span text:style-name="T24">, </text:span><text:span text:style-name="Source_20_Text"><text:span text:style-name="T25">article</text:span></text:span><text:span text:style-name="T24">, </text:span></text:p>
      <text:p text:style-name="P23"><text:span text:style-name="T15"><text:s text:c="5"/></text:span><text:span text:style-name="T24">entre outros). O atributo </text:span><text:span text:style-name="Source_20_Text"><text:span text:style-name="T25">role </text:span></text:span><text:span text:style-name="T24">também deve ser usado dentro de </text:span></text:p>
      <text:p text:style-name="P23"><text:span text:style-name="T15"><text:s text:c="5"/></text:span><text:span text:style-name="T24">elementos semânticos, mesmo que pareça redundante.</text:span></text:p>
      <text:p text:style-name="P19"><text:span text:style-name="T20"/></text:p>
      <text:p text:style-name="P23"><text:span text:style-name="T15"><text:s text:c="5"/>Elementos de interação -</text:span><text:span text:style-name="T20"> </text:span><text:bookmark text:name="3045"/><text:span text:style-name="T24">Controles de </text:span><text:span text:style-name="Emphasis"><text:span text:style-name="T24">User Interface </text:span></text:span><text:span text:style-name="T24">(UI) são os </text:span></text:p>
      <text:p text:style-name="P23"><text:span text:style-name="T15"><text:s text:c="5"/></text:span><text:span text:style-name="T24">elementos com os quais o usuário interage, como botões, links e </text:span></text:p>
      <text:p text:style-name="P23"><text:span text:style-name="T15"><text:s text:c="5"/></text:span><text:span text:style-name="T24">formulários. Navegadores permitem que esses controles sejam acessados </text:span></text:p>
      <text:p text:style-name="P23"><text:span text:style-name="T15"><text:s text:c="5"/></text:span><text:span text:style-name="T24">pelo teclado. Eles devem ser usados adequadamente, pois são elementos </text:span></text:p>
      <text:p text:style-name="P23"><text:span text:style-name="T15"><text:s text:c="5"/></text:span><text:span text:style-name="T24">com padrões de acessibilidade nativos que facilitam a navegação.</text:span></text:p>
      <text:p text:style-name="P19"><text:span text:style-name="T24"/></text:p>
      <text:p text:style-name="P23"><text:bookmark text:name="fb20"/><text:span text:style-name="T15"><text:s text:c="5"/></text:span><text:span text:style-name="T24">O elemento </text:span><text:span text:style-name="Source_20_Text"><text:span text:style-name="T25">label</text:span></text:span><text:span text:style-name="T24">, por exemplo, é um rótulo importante para controle de </text:span></text:p>
      <text:p text:style-name="P23"><text:span text:style-name="T15"><text:s text:c="5"/></text:span><text:span text:style-name="T24">formulários. Os rótulos de texto devem ser claros e distintos, tanto em </text:span><text:span text:style-name="T15"><text:s text:c="5"/></text:span></text:p>
      <text:p text:style-name="P23"><text:soft-page-break/><text:span text:style-name="T15"><text:s text:c="5"/></text:span><text:span text:style-name="T24">formulários, como em botões e links. Assim, o usuário sabe para onde </text:span></text:p>
      <text:p text:style-name="P23"><text:span text:style-name="T15"><text:s text:c="5"/></text:span><text:span text:style-name="T24">será direcionado ou como preencher um campo.</text:span></text:p>
      <text:p text:style-name="P18"><text:span text:style-name="T24"/></text:p>
      <text:p text:style-name="P23"><text:bookmark text:name="1750"/><text:span text:style-name="T15"><text:s text:c="5"/></text:span><text:span text:style-name="T24">Ainda falando de formulários, você pode utilizar a tag </text:span><text:span text:style-name="Source_20_Text"><text:span text:style-name="T25">&lt;fieldset&gt; </text:span></text:span><text:span text:style-name="T24">para </text:span></text:p>
      <text:p text:style-name="P23"><text:span text:style-name="T15"><text:s text:c="5"/></text:span><text:span text:style-name="T24">agrupar e contextualizar elementos, como opções de </text:span><text:span text:style-name="Source_20_Text"><text:span text:style-name="T25">checkbox </text:span></text:span><text:span text:style-name="T24">ou </text:span><text:span text:style-name="Source_20_Text"><text:span text:style-name="T25">radio </text:span></text:span></text:p>
      <text:p text:style-name="P23"><text:span text:style-name="Source_20_Text"><text:span text:style-name="T16"><text:s text:c="5"/></text:span></text:span><text:span text:style-name="Source_20_Text"><text:span text:style-name="T25">button</text:span></text:span><text:span text:style-name="T24">. Nesse caso, a legenda do campo poderia estar em uma tag </text:span></text:p>
      <text:p text:style-name="P23"><text:span text:style-name="Source_20_Text"><text:span text:style-name="T16"><text:s text:c="5"/></text:span></text:span><text:span text:style-name="Source_20_Text"><text:span text:style-name="T25">&lt;legend&gt; </text:span></text:span><text:span text:style-name="T24">(dentro do </text:span><text:span text:style-name="Source_20_Text"><text:span text:style-name="T25">&lt;fieldset&gt;</text:span></text:span><text:span text:style-name="T24">) e cada </text:span><text:span text:style-name="Source_20_Text"><text:span text:style-name="T25">&lt;input&gt; </text:span></text:span><text:span text:style-name="T24">estaria associado a uma </text:span></text:p>
      <text:p text:style-name="P23"><text:span text:style-name="Source_20_Text"><text:span text:style-name="T16"><text:s text:c="5"/></text:span></text:span><text:span text:style-name="Source_20_Text"><text:span text:style-name="T25">&lt;label&gt;</text:span></text:span><text:span text:style-name="T24">.</text:span></text:p>
      <text:p text:style-name="P18"><text:span text:style-name="T24"/></text:p>
      <text:p text:style-name="P25"><text:bookmark text:name="9ba0"/><text:span text:style-name="T29"><text:s text:c="5"/></text:span><text:span text:style-name="T30">Outra dica importante é não confundir link com botão. Enquanto o botão </text:span></text:p>
      <text:p text:style-name="P25"><text:span text:style-name="T29"><text:s text:c="5"/></text:span><text:span text:style-name="T30">é utilizado para interações, como envio de formulários, o link deve ser </text:span></text:p>
      <text:p text:style-name="P25"><text:span text:style-name="T29"><text:s text:c="5"/></text:span><text:span text:style-name="T30">usado para navegação (interna ou externa). Lembrando que links que </text:span></text:p>
      <text:p text:style-name="P25"><text:span text:style-name="T29"><text:s text:c="5"/></text:span><text:span text:style-name="T30">direcionam para fora do site devem ser identificados dessa forma.</text:span></text:p>
      <text:p text:style-name="P16"><text:span text:style-name="T28"/></text:p>
      <text:p text:style-name="P23"><text:span text:style-name="T15"><text:s text:c="5"/>Tabelas -</text:span><text:span text:style-name="T20"> </text:span><text:span text:style-name="T22">D</text:span><text:span text:style-name="T17">evem ser escritas em HTML com células de cabeçalho </text:span></text:p>
      <text:p text:style-name="P23"><text:span text:style-name="T15"><text:s text:c="5"/></text:span><text:span text:style-name="T17">associadas corretamente às suas colunas ou linhas, para uma leitura mais </text:span></text:p>
      <text:p text:style-name="P23"><text:span text:style-name="T15"><text:s text:c="5"/></text:span><text:span text:style-name="T17">clara do leitor de telas. Ou seja, é importante separar corretamente o </text:span></text:p>
      <text:p text:style-name="P23"><text:span text:style-name="T15"><text:s text:c="5"/></text:span><text:span text:style-name="T17">conteúdo em tags </text:span><text:span text:style-name="Source_20_Text"><text:span text:style-name="T18">&lt;th&gt; </text:span></text:span><text:span text:style-name="T17">e </text:span><text:span text:style-name="Source_20_Text"><text:span text:style-name="T18">&lt;td&gt;</text:span></text:span><text:span text:style-name="T17">. É possível, ainda, especificar se </text:span><text:span text:style-name="Source_20_Text"><text:span text:style-name="T18">&lt;th&gt; </text:span></text:span><text:span text:style-name="T17">é </text:span></text:p>
      <text:p text:style-name="P23"><text:span text:style-name="T15"><text:s text:c="5"/></text:span><text:span text:style-name="T17">cabeçalho de linhas ou colunas, utilizando o atributo </text:span><text:span text:style-name="Source_20_Text"><text:span text:style-name="T18">scope</text:span></text:span><text:span text:style-name="T17">.</text:span></text:p>
      <text:p text:style-name="P20"><text:span text:style-name="T17"/></text:p>
      <text:p text:style-name="P23"><text:bookmark text:name="b1f8"/><text:span text:style-name="T15"><text:s text:c="5"/></text:span><text:span text:style-name="T17">O elemento </text:span><text:span text:style-name="Source_20_Text"><text:span text:style-name="T18">&lt;caption&gt; </text:span></text:span><text:span text:style-name="T17">e o atributo </text:span><text:span text:style-name="Source_20_Text"><text:span text:style-name="T18">summary </text:span></text:span><text:span text:style-name="T17">(resumo) funcionam como </text:span></text:p>
      <text:p text:style-name="P23"><text:span text:style-name="T15"><text:s text:c="5"/></text:span><text:span text:style-name="T17">texto alternativo para a tabela, fornecendo mais informações ao usuário. </text:span></text:p>
      <text:p text:style-name="P23"><text:span text:style-name="T15"><text:s text:c="5"/></text:span><text:span text:style-name="T17">Não é necessário utilizar os dois juntos, sendo a tag </text:span><text:span text:style-name="Source_20_Text"><text:span text:style-name="T18">&lt;caption&gt; </text:span></text:span><text:span text:style-name="T17">mais </text:span></text:p>
      <text:p text:style-name="P23"><text:span text:style-name="T15"><text:s text:c="5"/></text:span><text:span text:style-name="T17">recomendada por fornecer uma legenda que também pode ser útil a </text:span></text:p>
      <text:p text:style-name="P23"><text:span text:style-name="T15"><text:s text:c="5"/></text:span><text:span text:style-name="T17">usuários com visão.</text:span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3"><text:span text:style-name="T15"><text:s text:c="5"/></text:span><text:span text:style-name="T12">Imagens</text:span><text:bookmark text:name="b874"/><text:span text:style-name="T12"> - </text:span><text:span text:style-name="T17">No HTML, as imagens devem possuir o atributo </text:span><text:span text:style-name="Source_20_Text"><text:span text:style-name="T18">alt </text:span></text:span><text:span text:style-name="T17">com um </text:span></text:p>
      <text:p text:style-name="P23"><text:span text:style-name="T15"><text:s text:c="5"/></text:span><text:span text:style-name="T17">texto alternativo que descreva seu conteúdo. Não é necessário iniciar o </text:span></text:p>
      <text:p text:style-name="P23"><text:soft-page-break/><text:span text:style-name="T15"><text:s text:c="5"/></text:span><text:span text:style-name="T17">texto com “Imagem/Figura/Gráfico de …”, pois o leitor de tela fará isso </text:span></text:p>
      <text:p text:style-name="P23"><text:span text:style-name="T15"><text:s text:c="5"/></text:span><text:span text:style-name="T17">de qualquer maneira.</text:span></text:p>
      <text:p text:style-name="P21"><text:span text:style-name="T17"/></text:p>
      <text:p text:style-name="P23"><text:bookmark text:name="d416"/><text:span text:style-name="T15"><text:s text:c="5"/></text:span><text:span text:style-name="T17">Se a tag </text:span><text:span text:style-name="Source_20_Text"><text:span text:style-name="T18">&lt;img&gt; </text:span></text:span><text:span text:style-name="T17">tiver apenas o atributo </text:span><text:span text:style-name="Source_20_Text"><text:span text:style-name="T18">src</text:span></text:span><text:span text:style-name="T17">, o leitor lerá o nome do </text:span></text:p>
      <text:p text:style-name="P23"><text:span text:style-name="T15"><text:s text:c="5"/></text:span><text:span text:style-name="T17">arquivo, o que pode ser bem confuso e pouco específico. Sem dúvida, </text:span><text:span text:style-name="T15"><text:s text:c="5"/></text:span></text:p>
      <text:p text:style-name="P23"><text:span text:style-name="T15"><text:s text:c="5"/></text:span><text:span text:style-name="T17">também é importante usar nomes significativos para esses arquivos.</text:span></text:p>
      <text:p text:style-name="P21"><text:span text:style-name="T17"/></text:p>
      <text:p text:style-name="P23"><text:bookmark text:name="d0a1"/><text:span text:style-name="T15"><text:s text:c="5"/></text:span><text:span text:style-name="T17">É possível incluir informações contextuais extras no atributo </text:span><text:span text:style-name="Source_20_Text"><text:span text:style-name="T18">title</text:span></text:span><text:span text:style-name="T17">, que </text:span></text:p>
      <text:p text:style-name="P23"><text:span text:style-name="T15"><text:s text:c="5"/></text:span><text:span text:style-name="T17">também será lido pelo leitor de telas, além de ser exibido quando o </text:span></text:p>
      <text:p text:style-name="P23"><text:span text:style-name="T15"><text:s text:c="5"/></text:span><text:span text:style-name="T17">mouse estiver sobre a imagem.</text:span></text:p>
      <text:p text:style-name="P21"><text:span text:style-name="T17"/></text:p>
      <text:p text:style-name="P23"><text:bookmark text:name="d976"/><text:span text:style-name="T15"><text:s text:c="5"/></text:span><text:span text:style-name="T17">Outra forma de associar um texto complementar a uma imagem é inserí-</text:span></text:p>
      <text:p text:style-name="P23"><text:span text:style-name="T15"><text:s text:c="5"/></text:span><text:span text:style-name="T17">lo em uma tag de parágrafo com um </text:span><text:span text:style-name="Source_20_Text"><text:span text:style-name="T18">id</text:span></text:span><text:span text:style-name="T17">, que será referido no atributo </text:span><text:span text:style-name="Source_20_Text"><text:span text:style-name="T18">aria-</text:span></text:span></text:p>
      <text:p text:style-name="P23"><text:span text:style-name="Source_20_Text"><text:span text:style-name="T16"><text:s text:c="5"/></text:span></text:span><text:span text:style-name="Source_20_Text"><text:span text:style-name="T18">labelledby </text:span></text:span><text:span text:style-name="T17">da imagem. Isso é bastante útil se você quiser usar o mesmo </text:span></text:p>
      <text:p text:style-name="P23"><text:span text:style-name="T15"><text:s text:c="5"/></text:span><text:span text:style-name="T17">texto como rótulo para várias imagens, ou ainda para gráficos e </text:span></text:p>
      <text:p text:style-name="P23"><text:span text:style-name="T15"><text:s text:c="5"/></text:span><text:span text:style-name="T17">infográficos, com uma descrição mais detalhada.</text:span></text:p>
      <text:p text:style-name="P21"><text:span text:style-name="T17"/></text:p>
      <text:p text:style-name="P23"><text:bookmark text:name="6797"/><text:span text:style-name="T15"><text:s text:c="5"/></text:span><text:span text:style-name="T17">Caso as imagens sejam apenas decorativas, é recomendado incluí-las na </text:span></text:p>
      <text:p text:style-name="P23"><text:span text:style-name="T15"><text:s text:c="5"/></text:span><text:span text:style-name="T17">página como </text:span><text:span text:style-name="Source_20_Text"><text:span text:style-name="T18">background-image </text:span></text:span><text:span text:style-name="T17">através de CSS.</text:span></text:p>
      <text:p text:style-name="P21"><text:span text:style-name="T17"/></text:p>
      <text:p text:style-name="P23"><text:bookmark text:name="08c8"/><text:span text:style-name="T15"><text:s text:c="5"/></text:span><text:span text:style-name="T17">Vale sinalizar que todos os elementos visuais ou multimídia, como ícones, </text:span></text:p>
      <text:p text:style-name="P23"><text:span text:style-name="T15"><text:s text:c="5"/></text:span><text:span text:style-name="T17">vídeos e áudios, precisam de um elemento textual que os descrevam.</text:span></text:p>
      <text:p text:style-name="P22"><text:span text:style-name="T17"/></text:p>
      <text:p text:style-name="P23"><text:span text:style-name="T15"><text:s text:c="5"/></text:span><text:span text:style-name="T12">Algumas dicas adicionais</text:span><text:bookmark text:name="9b1c"/><text:span text:style-name="T12"> - </text:span><text:span text:style-name="T17">Evite fontes de ícones, se possível, pois não </text:span></text:p>
      <text:p text:style-name="P23"><text:span text:style-name="T15"><text:s text:c="5"/></text:span><text:span text:style-name="T17">são um formato acessível</text:span><text:bookmark text:name="7c2f"/><text:span text:style-name="T17">.</text:span></text:p>
      <text:p text:style-name="P23"><text:span text:style-name="T15"><text:s text:c="5"/></text:span><text:span text:style-name="T17">- Não transmita informações somente através de cores (em tabelas, por</text:span></text:p>
      <text:p text:style-name="P23"><text:span text:style-name="T15"><text:s text:c="7"/></text:span><text:span text:style-name="T17">exemplo)</text:span><text:bookmark text:name="13c3"/><text:span text:style-name="T17">.</text:span></text:p>
      <text:p text:style-name="P23"><text:span text:style-name="T15"><text:s text:c="5"/></text:span><text:span text:style-name="T17">- Links sublinhados são úteis para usuários com dificuldade para discernir</text:span></text:p>
      <text:p text:style-name="P23"><text:span text:style-name="T15"><text:s text:c="7"/></text:span><text:span text:style-name="T17">contraste</text:span><text:bookmark text:name="b12f"/><text:span text:style-name="T17">.</text:span></text:p>
      <text:p text:style-name="P15"><text:span text:style-name="T15"><text:s text:c="5"/></text:span><text:span text:style-name="T17">- Textos de links devem ser descritivos (e não apenas “clique aqui”)</text:span></text:p>
      <text:p text:style-name="P23"><text:bookmark text:name="13fb"/><text:soft-page-break/><text:span text:style-name="T15"><text:s text:c="5"/></text:span><text:span text:style-name="T17">- A rolagem infinita pode ser problemática para navegação por teclado</text:span><text:bookmark text:name="8022"/><text:span text:style-name="T17">.</text:span></text:p>
      <text:p text:style-name="P23"><text:span text:style-name="T15"><text:s text:c="5"/></text:span><text:span text:style-name="T17">- Teste sua página sem CSS, para avaliar a estrutura e verificar se o</text:span></text:p>
      <text:p text:style-name="P23"><text:span text:style-name="T15"><text:s text:c="7"/></text:span><text:span text:style-name="T17">conteúdo continua fazendo sentido</text:span><text:bookmark text:name="db72"/><text:span text:style-name="T17">.</text:span></text:p>
      <text:p text:style-name="P23"><text:span text:style-name="T15"><text:s text:c="5"/></text:span><text:span text:style-name="T17">- Teste a navegação por teclado e o leitor de telas em seu site</text:span><text:bookmark text:name="e58f"/><text:span text:style-name="T17">.</text:span></text:p>
      <text:p text:style-name="P23"><text:span text:style-name="T15"><text:s text:c="5"/></text:span><text:span text:style-name="T17">- Se possível, disponibilize uma visualização do site em “modo noturno”.</text:span></text:p>
      <text:h text:style-name="P2" text:outline-level="2">Erros no HTML</text:h>
      <text:p text:style-name="P5"><text:span text:style-name="T36">Imagem sem texto alternativo -</text:span> Uma imagem sem texto alternativo é um problema, já que quando uma imagem não possui um alt atributo <text:span text:style-name="T3">a</text:span> tecnologia assistiva tenta ler o src atributo (caminho da imagem), o que torna <text:span text:style-name="T3">tudo </text:span>mais confuso. <text:span text:style-name="T3">Alem disso tambem fica impossivel saber o que a imagem é e o que representa. Por isso, m</text:span>esmo que a imagem seja apenas decorativa, sem nenhum valor de comunicação, ainda é preciso colocar o atributo alt mesmo vazio, <text:span text:style-name="T3">fazendo isso a tecnologia assistiva saberá que a imagem não possui nada e passará por ela sem ler texto algum (nem o src atributo).</text:span></text:p>
      <text:p text:style-name="P5"/>
      <text:p text:style-name="P6"><text:span text:style-name="T36">Link com aparência de botão -</text:span> Muitas pessoas usam o &lt;a&gt; atributo para criar botões, <text:span text:style-name="T4">inutilizando a tag href</text:span>, isso não é indicado já que o próprio HTML possui o elemento que representa botões, o &lt;button&gt;. <text:span text:style-name="T4">O único jeito permitido </text:span>é utilizar um link com cara de botão, desde que esse fake botão seja/tenha um link para outra página, <text:span text:style-name="T4">ou seja, desde que ele cumpra o papel de link (&lt;a&gt;)</text:span>.</text:p>
      <text:p text:style-name="P6"/>
      <text:p text:style-name="P7"><text:span text:style-name="T36">Não dependa de placeholder -</text:span> É contra indicado depender apenas de placeholders nas entradas de usuario, utilize-o apenas como dica (digite seu nome, e-mail, etc.). A tecnologia assistiva não lê placeholders e tambem as pessoas sem deficiencia podem esquecer o que estão preenchendo.</text:p>
      <text:p text:style-name="P8">Texto maiúsculo – <text:span text:style-name="T5">Os textos colocados no HTML em maiusculo podem fazer os leitores de tela ler de forma errada o texto, é permitido fazer isso apenas </text:span><text:soft-page-break/><text:span text:style-name="T5">quando é uma sigla (como um partido politico, ou nome de empresa), caso contrario o texto no HTML tem que estar em minusculo, acompanhando a lógica da narrativa. É possível colocar em maiusculo através do CSS </text:span><text:span text:style-name="T6">(deixando o texto apenas parecer que esta em maiusculo)</text:span><text:span text:style-name="T5">, fazendo isso o leitor de tela </text:span><text:span text:style-name="T6">vai </text:span><text:span text:style-name="T5">l</text:span><text:span text:style-name="T6">er</text:span><text:span text:style-name="T5"> normalmente.</text:span></text:p>
      <text:p text:style-name="P8"/>
      <text:p text:style-name="P9"><text:span text:style-name="T36">Expressão em inglês -</text:span> Quando tem um pedaço ou uma parte de texto em outra língua, como uma expressão, é indicado avisar ao leitor de tela que aquele pedacinho esta em uma língua diferente. Fazendo isso o leitor de tela pode se comportar de maneira diferente quando olhar para a parte em especifico. Para indicar o uso de uma língua diferente basta envolver o texto em um span elemento e definir o atributo lang<text:span text:style-name="T7">=””</text:span> <text:span text:style-name="T7">informando a outra língua.</text:span></text:p>
      <text:p text:style-name="P9"/>
      <text:p text:style-name="P10"><text:span text:style-name="T36">Tabindex sequenciais -</text:span> Todos os elementos navegaveis através do tab tem o tabindex 0, ou seja, eles serão selecionados na ordem que aparece no HTML. Se o tabindex for inserido com valores maiores que 0, a navegação vai dar prioridade para eles, ou seja, vai bagunçar toda a ordem. Não é preciso ter numeros sequenciais (1, 2, 3) para o tabindex, apenas o 0 já é o suficiente pra dar a acessibilidade correta (tabindex=”0”) e fazer a seleção conforme esta no HTML, <text:span text:style-name="T8">que é o ideal</text:span>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3:38:40.773525105</meta:creation-date>
    <dc:date>2023-07-07T21:33:30.217901246</dc:date>
    <meta:editing-duration>PT36M4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7" meta:paragraph-count="117" meta:word-count="1641" meta:character-count="10715" meta:non-whitespace-character-count="8538"/>
  </office:meta>
</office:document-meta>
</file>